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064cm" style:rel-column-width="25638*"/>
    </style:style>
    <style:style style:name="Таблица3.B" style:family="table-column">
      <style:table-column-properties style:column-width="9.437cm" style:rel-column-width="39897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fo:keep-together="always"/>
    </style:style>
    <style:style style:name="Таблица3.B7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Текст_20_абазца">
      <style:text-properties fo:language="ru" fo:country="RU"/>
    </style:style>
    <style:style style:name="P5" style:family="paragraph" style:parent-style-name="Текст_20_абазца">
      <style:text-properties fo:language="ru" fo:country="RU" officeooo:rsid="00181107" officeooo:paragraph-rsid="00181107"/>
    </style:style>
    <style:style style:name="P6" style:family="paragraph" style:parent-style-name="Текст_20_абазца">
      <style:text-properties officeooo:paragraph-rsid="001495c7"/>
    </style:style>
    <style:style style:name="P7" style:family="paragraph" style:parent-style-name="Текст_20_абазца">
      <style:text-properties officeooo:paragraph-rsid="00152ebb"/>
    </style:style>
    <style:style style:name="P8" style:family="paragraph" style:parent-style-name="Текст_20_абазца">
      <style:text-properties officeooo:paragraph-rsid="00164067"/>
    </style:style>
    <style:style style:name="P9" style:family="paragraph" style:parent-style-name="Текст_20_абазца">
      <style:text-properties fo:font-weight="normal" officeooo:rsid="0018eea2" officeooo:paragraph-rsid="001a428e" style:font-weight-asian="normal" style:font-weight-complex="normal"/>
    </style:style>
    <style:style style:name="P10" style:family="paragraph" style:parent-style-name="Текст_20_абазца">
      <style:text-properties officeooo:paragraph-rsid="001a428e"/>
    </style:style>
    <style:style style:name="P11" style:family="paragraph" style:parent-style-name="Текст_20_абазца">
      <style:text-properties officeooo:paragraph-rsid="001cea78"/>
    </style:style>
    <style:style style:name="P12" style:family="paragraph" style:parent-style-name="Текст_20_абазца">
      <style:text-properties officeooo:paragraph-rsid="002539c0"/>
    </style:style>
    <style:style style:name="P13" style:family="paragraph" style:parent-style-name="Текст_20_абазца">
      <style:text-properties officeooo:paragraph-rsid="002670f7"/>
    </style:style>
    <style:style style:name="P14" style:family="paragraph" style:parent-style-name="Текст_20_абазца">
      <style:text-properties officeooo:paragraph-rsid="0026a66f"/>
    </style:style>
    <style:style style:name="P15" style:family="paragraph" style:parent-style-name="Текст_20_абазца">
      <style:text-properties officeooo:paragraph-rsid="0026c87e"/>
    </style:style>
    <style:style style:name="P16" style:family="paragraph" style:parent-style-name="Текст_20_абазца">
      <style:text-properties officeooo:paragraph-rsid="0029dba3"/>
    </style:style>
    <style:style style:name="P17" style:family="paragraph" style:parent-style-name="Текст_20_абазца">
      <style:text-properties officeooo:paragraph-rsid="002b5f25"/>
    </style:style>
    <style:style style:name="P18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19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20" style:family="paragraph" style:parent-style-name="Text_20_body">
      <style:paragraph-properties fo:text-align="center" style:justify-single-word="false" style:writing-mode="lr-tb"/>
      <style:text-properties style:font-name="Verdana" fo:font-size="54pt" fo:language="en" fo:country="US" fo:font-style="italic" fo:font-weight="bold" style:font-size-asian="54pt" style:font-style-asian="italic" style:font-weight-asian="bold" style:font-name-complex="Courier New" style:font-size-complex="54pt" style:font-style-complex="italic" style:font-weight-complex="bold"/>
    </style:style>
    <style:style style:name="P21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start" style:justify-single-word="false" style:writing-mode="lr-tb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27" style:family="paragraph" style:parent-style-name="Standard">
      <style:paragraph-properties fo:text-align="center" style:justify-single-word="false" style:writing-mode="lr-tb"/>
    </style:style>
    <style:style style:name="P28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29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text-align="center" style:justify-single-word="false" fo:break-before="page" style:writing-mode="lr-tb"/>
    </style:style>
    <style:style style:name="P31" style:family="paragraph" style:parent-style-name="Текст_20_абазца">
      <style:paragraph-properties fo:margin-left="0.88cm" fo:margin-right="0.025cm" fo:text-indent="0.021cm" style:auto-text-indent="false"/>
    </style:style>
    <style:style style:name="P32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33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34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35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officeooo:paragraph-rsid="0022d10e" fo:hyphenate="true" fo:hyphenation-remain-char-count="2" fo:hyphenation-push-char-count="2"/>
    </style:style>
    <style:style style:name="P36" style:family="paragraph" style:parent-style-name="Текст_20_абазца">
      <style:paragraph-properties fo:margin-left="0.351cm" fo:margin-right="0.189cm" fo:text-indent="0cm" style:auto-text-indent="false"/>
    </style:style>
    <style:style style:name="P37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38" style:family="paragraph" style:parent-style-name="Текст_20_абазца" style:master-page-name="">
      <style:paragraph-properties fo:orphans="2" style:page-number="auto"/>
    </style:style>
    <style:style style:name="P39" style:family="paragraph" style:parent-style-name="Текст_20_абазца">
      <style:paragraph-properties fo:margin-left="0.379cm" fo:margin-right="0.03cm" fo:text-indent="0.019cm" style:auto-text-indent="false"/>
    </style:style>
    <style:style style:name="P40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41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42" style:family="paragraph" style:parent-style-name="Текст_20_абазца">
      <style:paragraph-properties fo:margin-left="0.079cm" fo:margin-right="-0.009cm" fo:text-indent="0cm" style:auto-text-indent="false"/>
    </style:style>
    <style:style style:name="P43" style:family="paragraph" style:parent-style-name="Текст_20_абазца">
      <style:paragraph-properties fo:margin-left="0.079cm" fo:margin-right="-0.009cm" fo:text-align="start" style:justify-single-word="false" fo:text-indent="0.309cm" style:auto-text-indent="false"/>
    </style:style>
    <style:style style:name="P44" style:family="paragraph" style:parent-style-name="Текст_20_абазца">
      <style:paragraph-properties fo:margin-top="0.711cm" fo:margin-bottom="0.21cm" loext:contextual-spacing="false" style:writing-mode="lr-tb"/>
    </style:style>
    <style:style style:name="P45" style:family="paragraph" style:parent-style-name="Heading_20_3">
      <style:text-properties fo:language="ru" fo:country="RU"/>
    </style:style>
    <style:style style:name="P46" style:family="paragraph" style:parent-style-name="Heading_20_3">
      <style:text-properties officeooo:paragraph-rsid="00164067"/>
    </style:style>
    <style:style style:name="P47" style:family="paragraph" style:parent-style-name="Heading_20_3">
      <style:text-properties officeooo:rsid="00164067" officeooo:paragraph-rsid="00164067"/>
    </style:style>
    <style:style style:name="P48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49" style:family="paragraph" style:parent-style-name="Heading_20_2" style:master-page-name="Right_20_Page">
      <style:paragraph-properties style:page-number="auto"/>
    </style:style>
    <style:style style:name="P50" style:family="paragraph" style:parent-style-name="Текст_20_абазца">
      <style:text-properties officeooo:paragraph-rsid="002f3ccf"/>
    </style:style>
    <style:style style:name="P51" style:family="paragraph" style:parent-style-name="Исходный_20_код">
      <style:paragraph-properties>
        <style:tab-stops>
          <style:tab-stop style:position="0.265cm"/>
        </style:tab-stops>
      </style:paragraph-properties>
      <style:text-properties officeooo:rsid="00204b08" officeooo:paragraph-rsid="00204b08"/>
    </style:style>
    <style:style style:name="P52" style:family="paragraph" style:parent-style-name="Исходный_20_код">
      <style:text-properties officeooo:rsid="0020f22d" officeooo:paragraph-rsid="0020f22d"/>
    </style:style>
    <style:style style:name="P53" style:family="paragraph" style:parent-style-name="Исходный_20_код">
      <style:text-properties officeooo:rsid="00181107" officeooo:paragraph-rsid="00181107"/>
    </style:style>
    <style:style style:name="P54" style:family="paragraph" style:parent-style-name="Исходный_20_код">
      <style:text-properties fo:language="en" fo:country="US" officeooo:rsid="00238255" officeooo:paragraph-rsid="00238255"/>
    </style:style>
    <style:style style:name="P55" style:family="paragraph" style:parent-style-name="Исходный_20_код">
      <style:text-properties fo:language="ru" fo:country="RU"/>
    </style:style>
    <style:style style:name="P56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  <style:text-properties style:font-name="Courier New" fo:font-size="9pt" fo:language="en" fo:country="US" officeooo:rsid="00238255" officeooo:paragraph-rsid="002670f7" style:font-size-asian="9pt" style:font-name-complex="Courier New"/>
    </style:style>
    <style:style style:name="P57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style:font-name="Courier New" fo:font-style="italic" fo:font-weight="bold" officeooo:rsid="002670f7" style:font-style-asian="italic" style:font-weight-asian="bold" style:font-name-complex="Courier New" style:font-style-complex="italic" style:font-weight-complex="bold"/>
    </style:style>
    <style:style style:name="T3" style:family="text">
      <style:text-properties style:font-name="Courier New" fo:language="ru" fo:country="RU" fo:font-style="italic" fo:font-weight="bold" style:font-style-asian="italic" style:font-weight-asian="bold" style:font-name-complex="Courier New" style:font-style-complex="italic" style:font-weight-complex="bold"/>
    </style:style>
    <style:style style:name="T4" style:family="text">
      <style:text-properties style:font-name="Courier New" fo:font-size="12pt" fo:language="ru" fo:country="RU" fo:font-style="italic" fo:font-weight="bold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5" style:family="text">
      <style:text-properties style:font-name="Courier New" fo:font-size="12pt" fo:language="ru" fo:country="RU" fo:font-style="italic" fo:font-weight="bold" officeooo:rsid="00181107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d5ae"/>
    </style:style>
    <style:style style:name="T8" style:family="text">
      <style:text-properties style:font-name="Arial Black" fo:font-size="22pt" style:font-size-asian="22pt"/>
    </style:style>
    <style:style style:name="T9" style:family="text">
      <style:text-properties style:font-name="Arial Black" fo:font-size="22pt" fo:language="en" fo:country="US" style:font-size-asian="22pt"/>
    </style:style>
    <style:style style:name="T10" style:family="text">
      <style:text-properties style:font-name="Arial Black" fo:font-size="22pt" fo:language="en" fo:country="US" officeooo:rsid="0028bf83" style:font-size-asian="22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3f741"/>
    </style:style>
    <style:style style:name="T13" style:family="text">
      <style:text-properties fo:language="ru" fo:country="RU" officeooo:rsid="001495c7"/>
    </style:style>
    <style:style style:name="T14" style:family="text">
      <style:text-properties fo:language="ru" fo:country="RU" officeooo:rsid="00152ebb"/>
    </style:style>
    <style:style style:name="T15" style:family="text">
      <style:text-properties fo:language="ru" fo:country="RU" officeooo:rsid="00164067"/>
    </style:style>
    <style:style style:name="T16" style:family="text">
      <style:text-properties fo:language="ru" fo:country="RU" officeooo:rsid="0029dba3"/>
    </style:style>
    <style:style style:name="T17" style:family="text">
      <style:text-properties fo:language="ru" fo:country="RU" officeooo:rsid="002f3ccf"/>
    </style:style>
    <style:style style:name="T18" style:family="text">
      <style:text-properties fo:language="ru" fo:country="RU" fo:font-weight="bold" officeooo:rsid="002f3ccf"/>
    </style:style>
    <style:style style:name="T19" style:family="text">
      <style:text-properties fo:language="ru" fo:country="RU" officeooo:rsid="002ff56f"/>
    </style:style>
    <style:style style:name="T20" style:family="text">
      <style:text-properties fo:language="ru" fo:country="RU" officeooo:rsid="00310a02"/>
    </style:style>
    <style:style style:name="T21" style:family="text">
      <style:text-properties style:font-name="Arial1" fo:language="ru" fo:country="RU"/>
    </style:style>
    <style:style style:name="T22" style:family="text">
      <style:text-properties style:use-window-font-color="true" style:font-name-asian="Times New Roman" style:language-complex="ar" style:country-complex="SA"/>
    </style:style>
    <style:style style:name="T23" style:family="text">
      <style:text-properties style:use-window-font-color="true" officeooo:rsid="00164067" style:font-name-asian="Times New Roman" style:language-complex="ar" style:country-complex="SA"/>
    </style:style>
    <style:style style:name="T24" style:family="text">
      <style:text-properties style:use-window-font-color="true" fo:language="en" fo:country="US" style:font-name-asian="Times New Roman" style:language-complex="ar" style:country-complex="SA"/>
    </style:style>
    <style:style style:name="T25" style:family="text">
      <style:text-properties style:use-window-font-color="true" fo:language="ru" fo:country="RU" style:font-name-asian="Times New Roman" style:language-complex="ar" style:country-complex="SA"/>
    </style:style>
    <style:style style:name="T26" style:family="text">
      <style:text-properties style:use-window-font-color="true" fo:language="ru" fo:country="RU" officeooo:rsid="00164067" style:font-name-asian="Times New Roman" style:language-complex="ar" style:country-complex="SA"/>
    </style:style>
    <style:style style:name="T27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28" style:family="text">
      <style:text-properties style:use-window-font-color="true" style:font-name="Courier New1" fo:language="ru" fo:country="RU" style:font-name-asian="Times New Roman" style:language-complex="ar" style:country-complex="SA"/>
    </style:style>
    <style:style style:name="T29" style:family="text">
      <style:text-properties style:use-window-font-color="true" style:font-name="Courier New1" fo:language="ru" fo:country="RU" officeooo:rsid="00164067" style:font-name-asian="Times New Roman" style:language-complex="ar" style:country-complex="SA"/>
    </style:style>
    <style:style style:name="T30" style:family="text">
      <style:text-properties style:use-window-font-color="true" style:font-name="Courier New1" fo:language="ru" fo:country="RU" officeooo:rsid="0022d10e" style:font-name-asian="Times New Roman" style:language-complex="ar" style:country-complex="SA"/>
    </style:style>
    <style:style style:name="T31" style:family="text">
      <style:text-properties officeooo:rsid="0013f741"/>
    </style:style>
    <style:style style:name="T32" style:family="text">
      <style:text-properties officeooo:rsid="001495c7"/>
    </style:style>
    <style:style style:name="T33" style:family="text">
      <style:text-properties officeooo:rsid="00152ebb"/>
    </style:style>
    <style:style style:name="T34" style:family="text">
      <style:text-properties officeooo:rsid="00181107"/>
    </style:style>
    <style:style style:name="T35" style:family="text">
      <style:text-properties officeooo:rsid="001cea78"/>
    </style:style>
    <style:style style:name="T36" style:family="text">
      <style:text-properties officeooo:rsid="001e8f61"/>
    </style:style>
    <style:style style:name="T37" style:family="text">
      <style:text-properties officeooo:rsid="002539c0"/>
    </style:style>
    <style:style style:name="T38" style:family="text">
      <style:text-properties officeooo:rsid="002670f7"/>
    </style:style>
    <style:style style:name="T39" style:family="text">
      <style:text-properties officeooo:rsid="0026a66f"/>
    </style:style>
    <style:style style:name="T40" style:family="text">
      <style:text-properties officeooo:rsid="0026c87e"/>
    </style:style>
    <style:style style:name="T41" style:family="text">
      <style:text-properties officeooo:rsid="0029dba3"/>
    </style:style>
    <style:style style:name="T42" style:family="text">
      <style:text-properties officeooo:rsid="002b5f25"/>
    </style:style>
    <style:style style:name="T43" style:family="text">
      <style:text-properties officeooo:rsid="002d44da"/>
    </style:style>
    <style:style style:name="T44" style:family="text">
      <style:text-properties officeooo:rsid="002f3ccf"/>
    </style:style>
    <style:style style:name="T45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48"/>
      <text:p text:style-name="P20">Cortex-M<text:span text:style-name="T31">x</text:span>/GCC</text:p>
      <text:p text:style-name="P19"/>
      <text:p text:style-name="P18"/>
      <text:p text:style-name="P41">scmRTOS</text:p>
      <text:p text:style-name="P28"/>
      <text:p text:style-name="P21">ОПЕРАЦИОННАЯ СИСТЕМА</text:p>
      <text:p text:style-name="P21">РЕАЛЬНОГО ВРЕМЕНИ</text:p>
      <text:p text:style-name="P22"/>
      <text:p text:style-name="P22"/>
      <text:p text:style-name="P23">для однокристальных</text:p>
      <text:p text:style-name="P23">микроконтроллеров</text:p>
      <text:p text:style-name="P24"/>
      <text:p text:style-name="P29"><text:span text:style-name="T6">Version</text:span> <text:span text:style-name="T7">5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7"><text:span text:style-name="T8">2003-20</text:span><text:span text:style-name="T9">1</text:span><text:span text:style-name="T10">8</text:span></text:p>
      <text:p text:style-name="P30"/>
      <text:h text:style-name="P49" text:outline-level="2">Общие сведения</text:h>
      <text:p text:style-name="P9">Данный документ описывает детали реализации порта операционной системы реального времени <text:span text:style-name="Имя_20_собственное"><text:span text:style-name="T4">scmRTOS</text:span></text:span> для микроконтроллеров на базе ядер <text:span text:style-name="Имя_20_собственное">Cortex-</text:span><text:span text:style-name="Имя_20_собственное"><text:span text:style-name="T31">M0/M0+/</text:span></text:span><text:span text:style-name="Имя_20_собственное">M3/</text:span><text:span text:style-name="Имя_20_собственное"><text:span text:style-name="T31">M4</text:span></text:span> <text:span text:style-name="T36">и кросс-компилятора </text:span><text:span text:style-name="Имя_20_собственное"><text:span text:style-name="T31">GCC</text:span></text:span><text:span text:style-name="T36">.</text:span></text:p>
      <text:p text:style-name="P16"><text:span text:style-name="Имя_20_собственное">Cortex-</text:span><text:span text:style-name="Имя_20_собственное"><text:span text:style-name="T31">M0/M0+/</text:span></text:span><text:span text:style-name="Имя_20_собственное">M3/</text:span><text:span text:style-name="Имя_20_собственное"><text:span text:style-name="T31">M4</text:span></text:span><text:span text:style-name="T11"> — это </text:span><text:span text:style-name="T12">семейство </text:span><text:span text:style-name="T11">32-разрядн</text:span><text:span text:style-name="T12">ых</text:span><text:span text:style-name="T11"> ARM RISC яд</text:span><text:span text:style-name="T12">ер</text:span><text:span text:style-name="T11"> с гарвардской архитектурой. Микроконтроллеры на основе эт</text:span><text:span text:style-name="T12">их</text:span><text:span text:style-name="T11"> яд</text:span><text:span text:style-name="T12">ер</text:span><text:span text:style-name="T11"> выпускается многими фирмами (ST Microelectronics, NXP, TI и др.), что позволяет разработчику выбрать наиболее подходящий микроконтроллер. В отличие от прежних ядер ARM, в ядр</text:span><text:span text:style-name="T12">ах</text:span><text:span text:style-name="T11"> </text:span><text:span text:style-name="Имя_20_собственное">Cortex-M</text:span><text:span text:style-name="T11"> стандартизовано не только ЦПУ, но и контроллер прерываний, системный таймер и карта памяти. Это позволяет использовать данный порт на контроллере любого производителя практически без изменений. Ядр</text:span><text:span text:style-name="T16">а</text:span><text:span text:style-name="T11"> разработан</text:span><text:span text:style-name="T16">ы</text:span><text:span text:style-name="T11"> с учётом возможного применения операционных систем, и потому идеально подходит для </text:span><text:span text:style-name="T3">scmRTOS</text:span><text:span text:style-name="T11">. </text:span><text:span text:style-name="T16">Поскольку с точки зрения портирования операционной системы различия между этими ядрами невелики, было принято решение сделать общий порт: </text:span><text:span text:style-name="Имя_20_собственное"><text:span text:style-name="T41">Cortex-Mx/GCC</text:span></text:span><text:span text:style-name="T16">.</text:span></text:p>
      <text:p text:style-name="P11"><text:span text:style-name="T35">П</text:span>орт <text:span text:style-name="Имя_20_собственное">Cortex-M</text:span><text:span text:style-name="Имя_20_собственное"><text:span text:style-name="T35">x/GCC</text:span></text:span> предназначен для использования совместно с кросс-компилятором GCC для <text:span text:style-name="Имя_20_собственное">Cortex-</text:span><text:span text:style-name="Имя_20_собственное"><text:span text:style-name="T31">M0/M0+/</text:span></text:span><text:span text:style-name="Имя_20_собственное">M3/</text:span><text:span text:style-name="Имя_20_собственное"><text:span text:style-name="T31">M4</text:span></text:span>. Таких на настоящий момент существует довольно много, <text:span text:style-name="T41">но наиболее часто применяется</text:span> <text:a xlink:type="simple" xlink:href="https://developer.arm.com/open-source/gnu-toolchain/gnu-rm/downloads" text:style-name="Internet_20_link" text:visited-style-name="Visited_20_Internet_20_Link"><text:span text:style-name="T31">GNU ARM Embedded</text:span></text:a>.</text:p>
      <text:p text:style-name="P10">В конце настоящего документа будет приведён пример настройки <text:span text:style-name="T34">проекта с использованием </text:span><text:span text:style-name="Имя_20_собственное"><text:span text:style-name="T5">scmRTOS</text:span></text:span><text:span text:style-name="T34"> для порта </text:span><text:span text:style-name="Имя_20_собственное"><text:span text:style-name="T34">Cortex-Mx</text:span></text:span>.</text:p>
      <text:h text:style-name="Heading_20_2" text:outline-level="2">Объекты портирования</text:h>
      <text:p text:style-name="Текст_20_абазца">Ниже приведены значения (с краткими пояснениями) макросов, типов и прочих объектов, <text:span text:style-name="T42">специфичных для данного порта.</text:span> Более подробно <text:span text:style-name="T11">об объектах портирования</text:span> – см документацию на <text:span text:style-name="T1">scmRTOS</text:span>, глава «Порты».</text:p>
      <text:h text:style-name="Heading_20_3" text:outline-level="3"><text:soft-page-break/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0"><text:span text:style-name="Мнемоника"><text:span text:style-name="T21">Название</text:span></text:span></text:p>
          </table:table-cell>
          <table:table-cell table:style-name="Таблица3.A1" office:value-type="string">
            <text:p text:style-name="P43"><text:span text:style-name="Мнемоника"><text:span text:style-name="T21">Значение</text:span></text:span><text:span text:style-name="Мнемоника"><text:span text:style-name="T21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6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9"><text:span text:style-name="Мнемоника">INLINE</text:span></text:p>
          </table:table-cell>
          <table:table-cell table:style-name="Таблица3.A1" office:value-type="string">
            <text:p text:style-name="P42"><text:span text:style-name="Мнемоника">__attribute__((__always_inline__)) inline</text:span></text:p>
          </table:table-cell>
        </table:table-row>
        <table:table-row>
          <table:table-cell table:style-name="Таблица3.A1" office:value-type="string">
            <text:p text:style-name="P39"><text:span text:style-name="Мнемоника">OS_PROCESS</text:span></text:p>
          </table:table-cell>
          <table:table-cell table:style-name="Таблица3.A1" office:value-type="string">
            <text:p text:style-name="P42"><text:span text:style-name="Мнемоника">__attribute__((__noreturn__))</text:span></text:p>
          </table:table-cell>
        </table:table-row>
        <table:table-row table:style-name="Таблица3.4">
          <table:table-cell table:style-name="Таблица3.A1" office:value-type="string">
            <text:p text:style-name="P39"><text:span text:style-name="Мнемоника">OS_INTERRUPT</text:span></text:p>
          </table:table-cell>
          <table:table-cell table:style-name="Таблица3.A1" office:value-type="string">
            <text:p text:style-name="P42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9"><text:span text:style-name="Мнемоника">DUMMY_INSTR()</text:span></text:p>
          </table:table-cell>
          <table:table-cell table:style-name="Таблица3.A1" office:value-type="string">
            <text:p text:style-name="P42"><text:span text:style-name="Мнемоника">__asm__ __volatile__ ("nop")</text:span></text:p>
          </table:table-cell>
        </table:table-row>
        <table:table-row>
          <table:table-cell table:style-name="Таблица3.A1" office:value-type="string">
            <text:p text:style-name="P39"><text:span text:style-name="Мнемоника">SYS_TIMER_CRIT_SECT()</text:span></text:p>
          </table:table-cell>
          <table:table-cell table:style-name="Таблица3.A1" office:value-type="string">
            <text:p text:style-name="P42"><text:span text:style-name="Мнемоника">TCritSect cs</text:span></text:p>
          </table:table-cell>
        </table:table-row>
        <table:table-row>
          <table:table-cell table:style-name="Таблица3.A1" office:value-type="string">
            <text:p text:style-name="P39"><text:span text:style-name="Мнемоника">SEPARATE_RETURN_STACK</text:span></text:p>
          </table:table-cell>
          <table:table-cell table:style-name="Таблица3.B7" office:value-type="float" office:value="0">
            <text:p text:style-name="P42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39"><text:span text:style-name="Мнемоника">ENABLE_NESTED_INTERRUPTS</text:span></text:p>
          </table:table-cell>
          <table:table-cell table:style-name="Таблица3.A1" office:value-type="string">
            <text:p text:style-name="P42"><text:span text:style-name="Мнемоника">&lt;None&gt;</text:span></text:p>
          </table:table-cell>
        </table:table-row>
      </table:table>
      <text:p text:style-name="P17">Поскольку <text:span text:style-name="T31">ядра </text:span><text:span text:style-name="Имя_20_собственное"><text:span text:style-name="T31">Cortex-M0/M0+/M3/M4</text:span></text:span> поддержива<text:span text:style-name="T31">ют</text:span> вложенные прерывания на аппаратном уровне, макрос <text:span text:style-name="Мнемоника">SYS_TIMER_CRIT_SECT() </text:span>содержит создание объекта - критической секции. Соответственно, макрос <text:span text:style-name="Мнемоника">ENABLE_NESTED_INTERRUPTS</text:span> пуст. Этот макрос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p text:style-name="P44"><text:s/>Порт не поддерживает отдельный стек для адресов возвратов, поэтому макрос <text:span text:style-name="Мнемоника">SEPARATE_RETURN_STACK</text:span> равен нулю.</text:p>
      <text:h text:style-name="P45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2"><text:span text:style-name="Мнемоника"><text:span text:style-name="T21">Название</text:span></text:span></text:p>
          </table:table-cell>
          <table:table-cell table:style-name="Таблица4.A1" office:value-type="string">
            <text:p text:style-name="P37"><text:span text:style-name="Мнемоника"><text:span text:style-name="T21">Значение</text:span></text:span></text:p>
          </table:table-cell>
        </table:table-row>
        <table:table-row>
          <table:table-cell table:style-name="Таблица4.A1" office:value-type="string">
            <text:p text:style-name="P31"><text:span text:style-name="Мнемоника">stack_item_t</text:span></text:p>
          </table:table-cell>
          <table:table-cell table:style-name="Таблица4.A1" office:value-type="string">
            <text:p text:style-name="P36"><text:span text:style-name="Мнемоника">uint32_t</text:span></text:p>
          </table:table-cell>
        </table:table-row>
        <table:table-row>
          <table:table-cell table:style-name="Таблица4.A1" office:value-type="string">
            <text:p text:style-name="P33"><text:span text:style-name="Мнемоника"><text:span text:style-name="T22">status_reg_t</text:span></text:span></text:p>
          </table:table-cell>
          <table:table-cell table:style-name="Таблица4.A1" office:value-type="string">
            <text:p text:style-name="P36"><text:span text:style-name="Мнемоника">uint32_t</text:span></text:p>
          </table:table-cell>
        </table:table-row>
      </table:table>
      <text:h text:style-name="Heading_20_3" text:outline-level="3"><text:soft-page-break/>Пользовательские типы</text:h>
      <text:p text:style-name="P38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25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7681811459891024026" text:style-name="WW8Num5">
        <text:list-item>
          <text:p text:style-name="P51">class TCritSect</text:p>
        </text:list-item>
        <text:list-item>
          <text:p text:style-name="P51">{</text:p>
        </text:list-item>
        <text:list-item>
          <text:p text:style-name="P51">public:</text:p>
        </text:list-item>
        <text:list-item>
          <text:p text:style-name="P51"><text:s text:c="4"/>INLINE TCritSect ()</text:p>
        </text:list-item>
        <text:list-item>
          <text:p text:style-name="P51"><text:s text:c="8"/>: StatusReg(get_interrupt_state()) { disable_interrupts(); }</text:p>
        </text:list-item>
        <text:list-item>
          <text:p text:style-name="P51"><text:s text:c="4"/>INLINE ~TCritSect() { set_interrupt_state(StatusReg); }</text:p>
        </text:list-item>
        <text:list-item>
          <text:p text:style-name="P51"/>
        </text:list-item>
        <text:list-item>
          <text:p text:style-name="P51">private:</text:p>
        </text:list-item>
        <text:list-item>
          <text:p text:style-name="P51"><text:s text:c="4"/>status_reg_t StatusReg;</text:p>
        </text:list-item>
        <text:list-item>
          <text:p text:style-name="P51">};</text:p>
        </text:list-item>
      </text:list>
      <text:p text:style-name="Название_20_объекта"><text:span text:style-name="НазваниеОбъекта"><text:span text:style-name="T25">Листинг </text:span></text:span><text:span text:style-name="НазваниеОбъекта"><text:span text:style-name="T24"><text:sequence text:ref-name="refЛистинг0" text:name="Листинг" text:formula="ooow:Листинг+1" style:num-format="1">1</text:sequence></text:span></text:span><text:span text:style-name="НазваниеОбъекта"><text:span text:style-name="T24"> </text:span></text:span><text:span text:style-name="T24">– </text:span><text:span text:style-name="T27">TCritSect</text:span></text:p>
      <text:p text:style-name="P33"><text:span text:style-name="T25">Класс-«обёртка»</text:span><text:span text:style-name="Мнемоника"><text:span text:style-name="T22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1">Листинг 2 – TISRW</text:sequence-ref></text:span>».</text:p>
      <text:list xml:id="list11911223600089" text:continue-list="list7681811459891024026" text:style-name="WW8Num5">
        <text:list-item text:start-value="1">
          <text:p text:style-name="Исходный_20_код"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</text:p>
        </text:list-item>
        <text:list-item>
          <text:p text:style-name="P52"><text:s text:c="4"/>INLINE <text:s/>TISRW() <text:s/>{ ISR_Enter(); }</text:p>
        </text:list-item>
        <text:list-item>
          <text:p text:style-name="P52"><text:s text:c="4"/>INLINE <text:s/>~TISRW() { ISR_Exit(); <text:s/>}</text:p>
        </text:list-item>
        <text:list-item>
          <text:p text:style-name="P52"/>
        </text:list-item>
        <text:list-item>
          <text:p text:style-name="P52">private:</text:p>
        </text:list-item>
        <text:list-item>
          <text:p text:style-name="P52"><text:s text:c="4"/>INLINE void ISR_Enter()</text:p>
        </text:list-item>
        <text:list-item>
          <text:p text:style-name="P52"><text:s text:c="4"/>{</text:p>
        </text:list-item>
        <text:list-item>
          <text:p text:style-name="P52"><text:s text:c="8"/>TCritSect cs;</text:p>
        </text:list-item>
        <text:list-item>
          <text:p text:style-name="P52"><text:s text:c="8"/>Kernel.ISR_NestCount++;</text:p>
        </text:list-item>
        <text:list-item>
          <text:p text:style-name="P52"><text:s text:c="4"/>}</text:p>
        </text:list-item>
        <text:list-item>
          <text:p text:style-name="P52"><text:s text:c="4"/>INLINE void ISR_Exit()</text:p>
        </text:list-item>
        <text:list-item>
          <text:p text:style-name="P52"><text:s text:c="4"/>{</text:p>
        </text:list-item>
        <text:list-item>
          <text:p text:style-name="P52"><text:s text:c="8"/>TCritSect cs;</text:p>
        </text:list-item>
        <text:list-item>
          <text:p text:style-name="P52"><text:s text:c="8"/>if(--Kernel.ISR_NestCount) return;</text:p>
        </text:list-item>
        <text:list-item>
          <text:p text:style-name="P52"><text:s text:c="8"/>Kernel.sched_isr();</text:p>
        </text:list-item>
        <text:list-item>
          <text:p text:style-name="P52"><text:s text:c="4"/>}</text:p>
        </text:list-item>
        <text:list-item>
          <text:p text:style-name="P52">};</text:p>
        </text:list-item>
      </text:list>
      <text:p text:style-name="P34"><text:span text:style-name="НазваниеОбъекта"><text:span text:style-name="T22">Листинг </text:span></text:span><text:span text:style-name="НазваниеОбъекта"><text:span text:style-name="T24"><text:sequence text:ref-name="refЛистинг1" text:name="Листинг" text:formula="ooow:Листинг+1" style:num-format="1">2</text:sequence></text:span></text:span><text:span text:style-name="НазваниеОбъекта"><text:span text:style-name="T24"> –</text:span></text:span><text:span text:style-name="Мнемоника"><text:span text:style-name="T24"> </text:span></text:span><text:span text:style-name="Мнемоника"><text:span text:style-name="T27">TISRW</text:span></text:span></text:p>
      <text:p text:style-name="P4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.</text:p>
      <text:p text:style-name="P4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<text:soft-page-break/>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6"><text:span text:style-name="T11">Порт </text:span><text:span text:style-name="Имя_20_собственное">Cortex-M</text:span><text:span text:style-name="Имя_20_собственное"><text:span text:style-name="T31">x</text:span></text:span><text:span text:style-name="Имя_20_собственное">/GCC</text:span><text:span text:style-name="T6"> </text:span><text:span text:style-name="T11">использует отдельный стек для прерываний, то есть при входе в обработчик прерывания происходит переключение на отдельный стек. Такой подход даёт экономию стеков процессов, т. 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Реализация этой возможности выполняется аппаратно ядр</text:span><text:span text:style-name="T13">ами</text:span><text:span text:style-name="T11"> </text:span><text:span text:style-name="Имя_20_собственное">Cortex-</text:span><text:span text:style-name="Имя_20_собственное"><text:span text:style-name="T31">M0/M0+/</text:span></text:span><text:span text:style-name="Имя_20_собственное">M3/</text:span><text:span text:style-name="Имя_20_собственное"><text:span text:style-name="T31">M4</text:span></text:span><text:span text:style-name="T6">.</text:span></text:p>
      <text:p text:style-name="Текст_20_абазца"><text:span text:style-name="T11">Второй вариант — когда прерывания используют стеки процессов — не реализован в порте. Поэтому </text:span><text:span text:style-name="Мнемоника">TISRW_SS</text:span><text:span text:style-name="T6"> </text:span><text:span text:style-name="T11">и </text:span><text:span text:style-name="Мнемоника">TISRW</text:span> являются синонимами:</text:p>
      <text:list xml:id="list11909620051003" text:continue-list="list11911223600089" text:style-name="WW8Num5">
        <text:list-item text:start-value="1">
          <text:p text:style-name="Исходный_20_код">#define TISRW_SS TISRW</text:p>
        </text:list-item>
      </text:list>
      <text:p text:style-name="P34"><text:span text:style-name="НазваниеОбъекта"><text:span text:style-name="T22">Листинг </text:span></text:span><text:span text:style-name="НазваниеОбъекта"><text:span text:style-name="T24"><text:sequence text:ref-name="refЛистинг2" text:name="Листинг" text:formula="ooow:Листинг+1" style:num-format="1">3</text:sequence></text:span></text:span><text:span text:style-name="НазваниеОбъекта"><text:span text:style-name="T24"> –</text:span></text:span><text:span text:style-name="Мнемоника"><text:span text:style-name="T24"> </text:span></text:span><text:span text:style-name="Мнемоника"><text:span text:style-name="T27">TISRW_SS</text:span></text:span></text:p>
      <text:h text:style-name="Heading_20_3" text:outline-level="3">Системный таймер</text:h>
      <text:p text:style-name="P6">Поскольку в спецификацию <text:span text:style-name="T32">ядер</text:span> <text:span text:style-name="Имя_20_собственное">Cortex-</text:span><text:span text:style-name="Имя_20_собственное"><text:span text:style-name="T31">M0/M0+/</text:span></text:span><text:span text:style-name="Имя_20_собственное">M3/</text:span><text:span text:style-name="Имя_20_собственное"><text:span text:style-name="T31">M4</text:span></text:span> включены не только ЦПУ, но и контроллер прерываний, системный таймер и карта памяти, настройка системного таймера в порте вынесена на уровень порта. На уровне приложения определяется только желаемая частота работы системного таймера. Это делается макросами <text:span text:style-name="Мнемоника">SYSTICKFREQ</text:span> и <text:span text:style-name="Мнемоника">SYSTICKINTRATE</text:span> в файле <text:span text:style-name="Мнемоника">scmRTOS</text:span><text:span text:style-name="Мнемоника"><text:span text:style-name="T11">_</text:span></text:span><text:span text:style-name="Мнемоника">TARGET</text:span><text:span text:style-name="Мнемоника"><text:span text:style-name="T11">_</text:span></text:span><text:span text:style-name="Мнемоника">CFG</text:span><text:span text:style-name="Мнемоника"><text:span text:style-name="T11">.</text:span></text:span><text:span text:style-name="Мнемоника">h</text:span>:</text:p>
      <text:list xml:id="list11909836619009" text:continue-list="list11909620051003" text:style-name="WW8Num5">
        <text:list-item text:start-value="1">
          <text:p text:style-name="Исходный_20_код">#define SYSTICKFREQ <text:s text:c="4"/>72000000</text:p>
        </text:list-item>
        <text:list-item>
          <text:p text:style-name="Исходный_20_код">#define SYSTICKINTRATE <text:s/>1000</text:p>
        </text:list-item>
      </text:list>
      <text:p text:style-name="P34"><text:span text:style-name="НазваниеОбъекта"><text:span text:style-name="T22">Листинг </text:span></text:span><text:span text:style-name="НазваниеОбъекта"><text:span text:style-name="T22"><text:sequence text:ref-name="refЛистинг3" text:name="Листинг" text:formula="ooow:Листинг+1" style:num-format="1">4</text:sequence></text:span></text:span><text:span text:style-name="НазваниеОбъекта"><text:span text:style-name="T22"> –</text:span></text:span><text:span text:style-name="Мнемоника"><text:span text:style-name="T25"> </text:span></text:span><text:span text:style-name="Мнемоника"><text:span text:style-name="T28">Задание частоты системного таймера</text:span></text:span></text:p>
      <text:h text:style-name="Heading_20_3" text:outline-level="3">Порядок приоритетов</text:h>
      <text:p text:style-name="P7"><text:span text:style-name="T13">В</text:span><text:span text:style-name="T11"> силу того, что ядр</text:span><text:span text:style-name="T13">а </text:span><text:span text:style-name="Имя_20_собственное"><text:span text:style-name="T32">Cortex-M3/M4</text:span></text:span><text:span text:style-name="T11"> имеет аппаратные средства поиска первого ненулевого бита в двоичном слове, </text:span><text:span text:style-name="T13">для них </text:span><text:span text:style-name="T11">предпочтительным (в плане быстродействия и размера кода) является обратный порядок приоритетов. </text:span><text:span text:style-name="T14">Ядра же </text:span><text:span text:style-name="Имя_20_собственное"><text:span text:style-name="T33">Cortex-M0/M0+</text:span></text:span><text:span text:style-name="T11"> </text:span><text:span text:style-name="T14">не имеют такпих аппаратных средств, поэтому для них </text:span><text:span text:style-name="T15">выбран </text:span><text:span text:style-name="T14">прямой порядок приоритетов. </text:span><text:span text:style-name="T15">Указанные порядки приоритетов заданы на уровне порта, и не доступны для изменения на уровне проекта.</text:span></text:p>
      <text:h text:style-name="P46" text:outline-level="3"><text:soft-page-break/>Передача управления на основе программного прерывания</text:h>
      <text:p text:style-name="P8"><text:span text:style-name="T11">Это единственный предусмотренный в порте вариант, поскольку ядр</text:span><text:span text:style-name="T15">а</text:span><text:span text:style-name="T11"> </text:span><text:span text:style-name="Имя_20_собственное">Cortex-</text:span><text:span text:style-name="Имя_20_собственное"><text:span text:style-name="T31">M0/M0+/</text:span></text:span><text:span text:style-name="Имя_20_собственное">M3/</text:span><text:span text:style-name="Имя_20_собственное"><text:span text:style-name="T31">M4</text:span></text:span><text:span text:style-name="T11"> <text:s/>име</text:span><text:span text:style-name="T15">ю</text:span><text:span text:style-name="T11">т специально </text:span><text:span text:style-name="T15">предназначенное для этого</text:span><text:span text:style-name="T11"> прерывание </text:span><text:span text:style-name="T15">PendSV</text:span><text:span text:style-name="T11">, и вариант с прямой передачей управления </text:span><text:span text:style-name="T15">проигрывает по всем параметрам</text:span><text:span text:style-name="T11">. В порте определёна функция обработки прерываний </text:span><text:span text:style-name="Мнемоника">PendSVC_ISR()</text:span><text:span text:style-name="T11">, реализованная на ассемблере, которая и производит переключение контекстов.</text:span></text:p>
      <text:h text:style-name="P47" text:outline-level="3">Число битов приоритета <text:span text:style-name="T44">прерывания</text:span></text:h>
      <text:p text:style-name="P50"><text:span text:style-name="T15">В ядрах </text:span><text:span text:style-name="Имя_20_собственное">Cortex-</text:span><text:span text:style-name="Имя_20_собственное"><text:span text:style-name="T31">M0/M0+/</text:span></text:span><text:span text:style-name="Имя_20_собственное">M3/</text:span><text:span text:style-name="Имя_20_собственное"><text:span text:style-name="T31">M4</text:span></text:span><text:span text:style-name="T11"> </text:span><text:span text:style-name="T17">реализован контроллер вложенных векторных прерываний </text:span><text:span text:style-name="T18">NVIC</text:span><text:span text:style-name="T17"> (Nested Vectored Interrupt Controller), который позволяет </text:span><text:span text:style-name="T19">назначать</text:span><text:span text:style-name="T17"> прерываниям </text:span><text:span text:style-name="T19">различные </text:span><text:span text:style-name="T17">уровни приоритета. Ч</text:span><text:span text:style-name="T15">исло </text:span><text:span text:style-name="T17">значащих </text:span><text:span text:style-name="T15">битов </text:span><text:span text:style-name="T20">в значении </text:span><text:span text:style-name="T15">приоритета зависит от реализации. Поэтому в настройки проекта добавлен параметр CORE_PRIORITY_BITS:</text:span></text:p>
      <text:list xml:id="list11909953028517" text:continue-list="list11909836619009" text:style-name="WW8Num5">
        <text:list-item text:start-value="1">
          <text:p text:style-name="P53">#define CORE_PRIORITY_BITS <text:s/>4</text:p>
        </text:list-item>
      </text:list>
      <text:p text:style-name="P35"><text:span text:style-name="НазваниеОбъекта"><text:span text:style-name="T23">Листинг </text:span></text:span><text:span text:style-name="НазваниеОбъекта"><text:span text:style-name="T23"><text:sequence text:ref-name="refЛистинг4" text:name="Листинг" text:formula="ooow:Листинг+1" style:num-format="1">5</text:sequence></text:span></text:span><text:span text:style-name="НазваниеОбъекта"><text:span text:style-name="T23"> –</text:span></text:span><text:span text:style-name="Мнемоника"><text:span text:style-name="T26"> </text:span></text:span><text:span text:style-name="Мнемоника"><text:span text:style-name="T29">Задание </text:span></text:span><text:span text:style-name="Мнемоника"><text:span text:style-name="T30">числа битов приоритета</text:span></text:span></text:p>
      <text:p text:style-name="P5">Этот параметр участвует в настройках приоритетов прерываний переключения контекста и <text:span text:style-name="T44">системного </text:span>таймера.</text:p>
      <text:h text:style-name="Heading_20_2" text:outline-level="2">Пример настройки проекта</text:h>
      <text:p text:style-name="P4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5325556956438743975" text:style-name="L1">
        <text:list-item>
          <text:p text:style-name="P57">scmRTOS_CONFIG.h;</text:p>
        </text:list-item>
        <text:list-item>
          <text:p text:style-name="P57">scmRTOS_TARGET_CFG.h;</text:p>
        </text:list-item>
        <text:list-item>
          <text:p text:style-name="P57">scmRTOS_extensions.h</text:p>
        </text:list-item>
      </text:list>
      <text:p text:style-name="P12"><text:span text:style-name="T37">Конфигурационный файл </text:span><text:span text:style-name="Мнемоника"><text:span text:style-name="T37">scmRTOS_CONFIG.h</text:span></text:span><text:span text:style-name="T37"> содержит параметры операционной системы, специфичные для проекта. Ниже приведён пример такого </text:span>файла<text:note text:id="ftn2" text:note-class="footnote"><text:note-citation>1</text:note-citation><text:note-body><text:p text:style-name="Footnote"><text:s/><text:span text:style-name="T11">Только значимая часть, без комментариев, «шапок», </text:span><text:span text:style-name="T6">code guard'</text:span><text:span text:style-name="T11">ов и прочего.</text:span></text:p></text:note-body></text:note> <text:span text:style-name="T6">– </text:span>см «<text:span text:style-name="Ссылка_20_на_20_название"><text:sequence-ref text:reference-format="text" text:ref-name="refЛистинг5">Листинг 6 – scmRTOS_CONFIG.h</text:sequence-ref></text:span>».</text:p>
      <text:list xml:id="list11909657102857" text:continue-list="list11909953028517" text:style-name="WW8Num5">
        <text:list-item text:start-value="1">
          <text:p text:style-name="P54"><text:bookmark-start text:name="__RefNumPara__2253_447660429"/><text:soft-page-break/>#include &lt;stdint.h&gt;<text:bookmark-end text:name="__RefNumPara__2253_447660429"/></text:p>
        </text:list-item>
        <text:list-item>
          <text:p text:style-name="P54"><text:s/></text:p>
        </text:list-item>
        <text:list-item>
          <text:p text:style-name="P54"><text:bookmark-start text:name="__RefNumPara__2233_447660429"/>typedef uint16_t <text:s/>timeout_t;<text:bookmark-end text:name="__RefNumPara__2233_447660429"/></text:p>
        </text:list-item>
        <text:list-item>
          <text:p text:style-name="P54"><text:bookmark-start text:name="__RefNumPara__2235_447660429"/>typedef uint<text:span text:style-name="T43">3</text:span>2_t <text:s/>tick_count_t;<text:bookmark-end text:name="__RefNumPara__2235_447660429"/></text:p>
        </text:list-item>
        <text:list-item>
          <text:p text:style-name="P54"/>
        </text:list-item>
        <text:list-item>
          <text:p text:style-name="P54">#endif // __ASSEMBLER__</text:p>
        </text:list-item>
        <text:list-item>
          <text:p text:style-name="P54"><text:s/></text:p>
        </text:list-item>
        <text:list-item>
          <text:p text:style-name="P54"><text:bookmark-start text:name="__RefNumPara__2237_447660429"/>#define scmRTOS_PROCESS_COUNT <text:s text:c="13"/>3<text:bookmark-end text:name="__RefNumPara__2237_447660429"/></text:p>
        </text:list-item>
        <text:list-item>
          <text:p text:style-name="P54"><text:bookmark-start text:name="__RefNumPara__2239_447660429"/>#define scmRTOS_SYSTIMER_NEST_INTS_ENABLE <text:s/>1<text:bookmark-end text:name="__RefNumPara__2239_447660429"/></text:p>
        </text:list-item>
        <text:list-item>
          <text:p text:style-name="P54"><text:bookmark-start text:name="__RefNumPara__2241_447660429"/>#define scmRTOS_SYSTEM_TICKS_ENABLE <text:s text:c="7"/>1<text:bookmark-end text:name="__RefNumPara__2241_447660429"/></text:p>
        </text:list-item>
        <text:list-item>
          <text:p text:style-name="P54"><text:bookmark-start text:name="__RefNumPara__2243_447660429"/>#define scmRTOS_SYSTIMER_HOOK_ENABLE <text:s text:c="6"/>1<text:bookmark-end text:name="__RefNumPara__2243_447660429"/></text:p>
        </text:list-item>
        <text:list-item>
          <text:p text:style-name="P54"><text:bookmark-start text:name="__RefNumPara__2245_447660429"/>#define scmRTOS_IDLE_HOOK_ENABLE <text:s text:c="10"/>1<text:bookmark-end text:name="__RefNumPara__2245_447660429"/></text:p>
        </text:list-item>
        <text:list-item>
          <text:p text:style-name="P54">#define scmRTOS_IDLE_PROCESS_STACK_SIZE <text:s text:c="3"/>(200 * sizeof(stack_item_t))</text:p>
        </text:list-item>
        <text:list-item>
          <text:p text:style-name="P54"><text:bookmark-start text:name="__RefNumPara__2247_447660429"/>#define scmRTOS_CONTEXT_SWITCH_USER_HOOK_ENABLE <text:s/>0<text:bookmark-end text:name="__RefNumPara__2247_447660429"/></text:p>
        </text:list-item>
        <text:list-item>
          <text:p text:style-name="P54"><text:bookmark-start text:name="__RefNumPara__2249_447660429"/>#define scmRTOS_DEBUG_ENABLE <text:s text:c="14"/>1<text:bookmark-end text:name="__RefNumPara__2249_447660429"/></text:p>
        </text:list-item>
        <text:list-item>
          <text:p text:style-name="P54"><text:bookmark-start text:name="__RefNumPara__2251_447660429"/>#define scmRTOS_PROCESS_RESTART_ENABLE <text:s text:c="4"/>0<text:bookmark-end text:name="__RefNumPara__2251_447660429"/></text:p>
        </text:list-item>
        <text:list-item>
          <text:p text:style-name="P54">#define scmRTOS_CONTEXT_SWITCH_HOOK_IS_FAR 0</text:p>
        </text:list-item>
        <text:list-item>
          <text:p text:style-name="P54">#define scmRTOS_SUSPENDED_PROCESS_ENABLE <text:s text:c="2"/>0</text:p>
        </text:list-item>
      </text:list>
      <text:p text:style-name="P34"><text:span text:style-name="НазваниеОбъекта"><text:span text:style-name="T22">Листинг </text:span></text:span><text:span text:style-name="НазваниеОбъекта"><text:span text:style-name="T24"><text:sequence text:ref-name="refЛистинг5" text:name="Листинг" text:formula="ooow:Листинг+1" style:num-format="1">6</text:sequence></text:span></text:span><text:span text:style-name="НазваниеОбъекта"><text:span text:style-name="T24"> – scmRTOS_CONFIG.h</text:span></text:span></text:p>
      <text:p text:style-name="P4">Вышеприведённый файл определяет два псевдонима встроенных типов – для переменных тайм-аутов <text:bookmark-ref text:reference-format="number" text:ref-name="__RefNumPara__2233_447660429">{3}</text:bookmark-ref> и для счётчика тиков системного таймера <text:bookmark-ref text:reference-format="number" text:ref-name="__RefNumPara__2235_447660429">{4}</text:bookmark-ref>, число пользовательских процессов в количестве <text:bookmark-ref text:reference-format="number" text:ref-name="__RefNumPara__2237_447660429">{8}</text:bookmark-ref>, разрешает вложенные прерывания в обработчике прерываний<text:span text:style-name="T6"> </text:span>системного таймера <text:bookmark-ref text:reference-format="number" text:ref-name="__RefNumPara__2239_447660429">{9}</text:bookmark-ref>, разрешает функцию системного времени – счётчик тиков системного таймера <text:bookmark-ref text:reference-format="number" text:ref-name="__RefNumPara__2241_447660429">{10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2243_447660429">{11}</text:bookmark-ref>, <text:bookmark-ref text:reference-format="number" text:ref-name="__RefNumPara__2245_447660429">{12}</text:bookmark-ref>, а пользовательский хук при переключении контекстов не разрешён <text:bookmark-ref text:reference-format="number" text:ref-name="__RefNumPara__2247_447660429">{14}</text:bookmark-ref>. Отладочные средства включены <text:bookmark-ref text:reference-format="number" text:ref-name="__RefNumPara__2249_447660429">{15}</text:bookmark-ref>, рестарт процессов отключен <text:bookmark-ref text:reference-format="number" text:ref-name="__RefNumPara__2251_447660429">{16}</text:bookmark-ref>. Также указано подключение заголовочного файла с объявлениями стандартных целочисленных типов <text:bookmark-ref text:reference-format="number" text:ref-name="__RefNumPara__2253_447660429">{1}</text:bookmark-ref>.</text:p>
      <text:p text:style-name="P13">Файл <text:span text:style-name="Мнемоника">scmRTOS_TARGET_CFG.h</text:span><text:span text:style-name="T6"> </text:span>содержит <text:span text:style-name="T38">специфичные для проекта <text:s/>параметры порта</text:span>. Его содержимое – см «<text:span text:style-name="Ссылка_20_на_20_название"><text:sequence-ref text:reference-format="text" text:ref-name="refЛистинг6">Листинг 7 – scmRTOS_TARGET_CFG.h</text:sequence-ref></text:span>».</text:p>
      <text:list xml:id="list11910381646071" text:continue-list="list11909657102857" text:style-name="WW8Num5">
        <text:list-item text:start-value="1">
          <text:p text:style-name="P56"><text:bookmark-start text:name="__RefNumPara__2531_447660429"/>#define SCMRTOS_USE_CUSTOM_TIMER <text:s/>0<text:bookmark-end text:name="__RefNumPara__2531_447660429"/></text:p>
        </text:list-item>
        <text:list-item>
          <text:p text:style-name="P56"><text:bookmark-start text:name="__RefNumPara__2533_447660429"/>#define SYSTICKFREQ <text:s text:c="14"/>72000000UL<text:bookmark-end text:name="__RefNumPara__2533_447660429"/></text:p>
        </text:list-item>
        <text:list-item>
          <text:p text:style-name="P56"><text:bookmark-start text:name="__RefNumPara__2535_447660429"/>#define SYSTICKINTRATE <text:s text:c="11"/>1000UL<text:bookmark-end text:name="__RefNumPara__2535_447660429"/></text:p>
        </text:list-item>
        <text:list-item>
          <text:p text:style-name="P56"><text:bookmark-start text:name="__RefNumPara__2621_447660429"/>#define CORE_PRIORITY_BITS <text:s text:c="7"/>4<text:bookmark-end text:name="__RefNumPara__2621_447660429"/></text:p>
        </text:list-item>
      </text:list>
      <text:p text:style-name="P34"><text:span text:style-name="НазваниеОбъекта"><text:span text:style-name="T22">Листинг </text:span></text:span><text:span text:style-name="НазваниеОбъекта"><text:span text:style-name="T24"><text:sequence text:ref-name="refЛистинг6" text:name="Листинг" text:formula="ooow:Листинг+1" style:num-format="1">7</text:sequence></text:span></text:span><text:span text:style-name="НазваниеОбъекта"><text:span text:style-name="T24"> – scmRTOS_TARGET_CFG.h</text:span></text:span></text:p>
      <text:p text:style-name="P14">В <text:span text:style-name="T39">этом файле заданы сдедующие параметры: не использовать пользовательнский таймер </text:span><text:span text:style-name="T39"><text:bookmark-ref text:reference-format="number" text:ref-name="__RefNumPara__2531_447660429">{1}</text:bookmark-ref></text:span><text:span text:style-name="T39">, </text:span>файла заданы частота системной шины процессора <text:bookmark-ref text:reference-format="number" text:ref-name="__RefNumPara__2533_447660429">{2}</text:bookmark-ref> и желаемая частота прерываний системного таймера <text:bookmark-ref text:reference-format="number" text:ref-name="__RefNumPara__2535_447660429">{3}</text:bookmark-ref>, <text:span text:style-name="T40">и, наконец, задано число битов приоритета в ядре </text:span><text:bookmark-ref text:reference-format="number" text:ref-name="__RefNumPara__2621_447660429">{4}</text:bookmark-ref>.</text:p>
      <text:p text:style-name="P15">Файл <text:span text:style-name="Мнемоника">scmRTOS_extensions.h</text:span><text:span text:style-name="T6"> </text:span>содержит <text:span text:style-name="T38">специфичные для проекта расширения </text:span><text:span text:style-name="T2">scmRTOS</text:span><text:span text:style-name="T38">, и по умолчанию он пуст.</text:span></text:p>
      <text:p text:style-name="Текст_20_абазца"><text:span text:style-name="T11">Таким образом,</text:span> <text:span text:style-name="T3">scmRTOS</text:span><text:span text:style-name="T11"> уже полностью настроена, и всё, что остаётся </text:span><text:soft-page-break/><text:span text:style-name="T11">сделать в </text:span><text:span text:style-name="Мнемоника">main()</text:span><text:span text:style-name="T11"> — запустить её на выполнение. См «</text:span><text:span text:style-name="Ссылка_20_на_20_название"><text:span text:style-name="T11"><text:sequence-ref text:reference-format="text" text:ref-name="refЛистинг7">Листинг 8 – Запуск ОС</text:sequence-ref></text:span></text:span><text:span text:style-name="T11">».</text:span></text:p>
      <text:list xml:id="list11910392819953" text:continue-list="list11910381646071" text:style-name="WW8Num5">
        <text:list-item text:start-value="1">
          <text:p text:style-name="P55">int main()</text:p>
        </text:list-item>
        <text:list-item>
          <text:p text:style-name="P55">{</text:p>
        </text:list-item>
        <text:list-item>
          <text:p text:style-name="P55"><text:s text:c="4"/>OS::run();</text:p>
        </text:list-item>
        <text:list-item>
          <text:p text:style-name="P55">}</text:p>
        </text:list-item>
      </text:list>
      <text:p text:style-name="P34"><text:span text:style-name="НазваниеОбъекта"><text:span text:style-name="T22">Листинг </text:span></text:span><text:span text:style-name="НазваниеОбъекта"><text:span text:style-name="T24"><text:sequence text:ref-name="refЛистинг7" text:name="Листинг" text:formula="ooow:Листинг+1" style:num-format="1">8</text:sequence></text:span></text:span><text:span text:style-name="НазваниеОбъекта"><text:span text:style-name="T24"> – З</text:span></text:span><text:span text:style-name="НазваниеОбъекта"><text:span text:style-name="T22">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style:border-line-width-bottom="0.088cm 0.035cm 0.035cm" fo:padding-left="0cm" fo:padding-right="0cm" fo:padding-top="0cm" fo:padding-bottom="0.035cm" fo:border-left="none" fo:border-right="none" fo:border-top="none" fo:border-bottom="4.51pt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99cm" style:distance-after-sep="0.199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Cortex-M3/GCC</text:p>
      </style:header>
      <style:footer>
        <text:p text:style-name="MP3"><text:page-number text:select-page="current">9</text:page-number></text:p>
      </style:foot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7T15:37:19.05</meta:creation-date>
    <meta:editing-duration>PT1H5M39S</meta:editing-duration>
    <meta:editing-cycles>26</meta:editing-cycles>
    <meta:generator>LibreOffice/5.1.6.2$Linux_X86_64 LibreOffice_project/10m0$Build-2</meta:generator>
    <dc:date>2018-01-30T01:19:09.472702367</dc:date>
    <meta:document-statistic meta:table-count="2" meta:image-count="0" meta:object-count="0" meta:page-count="9" meta:paragraph-count="142" meta:word-count="1166" meta:character-count="9816" meta:non-whitespace-character-count="8509"/>
  </office:meta>
</office:document-meta>
</file>